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.006cm" svg:height="9.004cm" svg:x="0cm" svg:y="3.294cm">
            <draw:object draw:notify-on-update-of-ranges="Лист1.A2:Лист1.A7 Лист1.B1:Лист1.B1 Лист1.B2:Лист1.B7 Лист1.A2:Лист1.A7 Лист1.G1:Лист1.G1 Лист1.G2:Лист1.G7 Лист1.A2:Лист1.A7 Лист1.D1:Лист1.D1 Лист1.D2:Лист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79cm" svg:height="9.004cm" svg:x="0cm" svg:y="12.694cm">
            <draw:object draw:notify-on-update-of-ranges="Лист1.A2:Лист1.A7 Лист1.C1:Лист1.C1 Лист1.C2:Лист1.C7 Лист1.A2:Лист1.A7 Лист1.E1:Лист1.E1 Лист1.E2:Лист1.E7 Лист1.A2:Лист1.A7 Лист1.H1:Лист1.H1 Лист1.H2:Лист1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4cm" svg:height="9.004cm" svg:x="16.955cm" svg:y="3.347cm">
            <draw:object draw:notify-on-update-of-ranges="Лист1.A2:Лист1.A7 Лист1.F1:Лист1.F1 Лист1.F2:Лист1.F7 Лист1.A2:Лист1.A7 Лист1.I1:Лист1.I1 Лист1.I2:Лист1.I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Число потоков</text:p>
          </table:table-cell>
          <table:table-cell table:style-name="Default" office:value-type="string" calcext:value-type="string">
            <text:p>Ускорение теор.</text:p>
          </table:table-cell>
          <table:table-cell table:style-name="Default" office:value-type="string" calcext:value-type="string">
            <text:p>Эффективность теор.</text:p>
          </table:table-cell>
          <table:table-cell table:style-name="Default" office:value-type="string" calcext:value-type="string">
            <text:p>Ускорение OpenMP</text:p>
          </table:table-cell>
          <table:table-cell table:style-name="Default" office:value-type="string" calcext:value-type="string">
            <text:p>Эффективность OpenMP</text:p>
          </table:table-cell>
          <table:table-cell office:value-type="string" calcext:value-type="string">
            <text:p>Время работы OpenMP</text:p>
          </table:table-cell>
          <table:table-cell office:value-type="string" calcext:value-type="string">
            <text:p>Ускорение MPI</text:p>
          </table:table-cell>
          <table:table-cell office:value-type="string" calcext:value-type="string">
            <text:p>Эффективность MPI</text:p>
          </table:table-cell>
          <table:table-cell office:value-type="string" calcext:value-type="string">
            <text:p>Время работы M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[.$F$2] / [.F2]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20.34" calcext:value-type="float">
            <text:p>20,34</text:p>
          </table:table-cell>
          <table:table-cell table:style-name="ce1" table:formula="of:=[.$F$2] / [.I2]" office:value-type="float" office:value="0.958078191238813" calcext:value-type="float">
            <text:p>0,96</text:p>
          </table:table-cell>
          <table:table-cell table:style-name="ce1" office:value-type="float" office:value="1" calcext:value-type="float">
            <text:p>1,00</text:p>
          </table:table-cell>
          <table:table-cell office:value-type="float" office:value="21.23" calcext:value-type="float">
            <text:p>21,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table:formula="of:=[.B3]/[.$A3]" office:value-type="float" office:value="1" calcext:value-type="float">
            <text:p>1,00</text:p>
          </table:table-cell>
          <table:table-cell table:formula="of:=[.$F$2] / [.F3]" office:value-type="float" office:value="1.66448445171849" calcext:value-type="float">
            <text:p>1,66</text:p>
          </table:table-cell>
          <table:table-cell table:formula="of:=[.D3]/[.$A3]" office:value-type="float" office:value="0.832242225859247" calcext:value-type="float">
            <text:p>0,83</text:p>
          </table:table-cell>
          <table:table-cell office:value-type="float" office:value="12.22" calcext:value-type="float">
            <text:p>12,22</text:p>
          </table:table-cell>
          <table:table-cell table:style-name="ce1" table:formula="of:=[.$F$2] / [.I3]" office:value-type="float" office:value="1.31480284421461" calcext:value-type="float">
            <text:p>1,31</text:p>
          </table:table-cell>
          <table:table-cell table:style-name="ce1" table:formula="of:=[.G3]/[.$A3]" office:value-type="float" office:value="0.657401422107305" calcext:value-type="float">
            <text:p>0,66</text:p>
          </table:table-cell>
          <table:table-cell office:value-type="float" office:value="15.47" calcext:value-type="float">
            <text:p>15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,00</text:p>
          </table:table-cell>
          <table:table-cell table:formula="of:=[.B4]/[.$A4]" office:value-type="float" office:value="1" calcext:value-type="float">
            <text:p>1,00</text:p>
          </table:table-cell>
          <table:table-cell table:formula="of:=[.$F$2] / [.F4]" office:value-type="float" office:value="2.09690721649485" calcext:value-type="float">
            <text:p>2,10</text:p>
          </table:table-cell>
          <table:table-cell table:formula="of:=[.D4]/[.$A4]" office:value-type="float" office:value="0.698969072164949" calcext:value-type="float">
            <text:p>0,70</text:p>
          </table:table-cell>
          <table:table-cell office:value-type="float" office:value="9.7" calcext:value-type="float">
            <text:p>9,7</text:p>
          </table:table-cell>
          <table:table-cell table:style-name="ce1" table:formula="of:=[.$F$2] / [.I4]" office:value-type="float" office:value="2.28539325842697" calcext:value-type="float">
            <text:p>2,29</text:p>
          </table:table-cell>
          <table:table-cell table:style-name="ce1" table:formula="of:=[.G4]/[.$A4]" office:value-type="float" office:value="0.761797752808989" calcext:value-type="float">
            <text:p>0,76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</text:p>
          </table:table-cell>
          <table:table-cell table:formula="of:=[.B5]/[.$A5]" office:value-type="float" office:value="1" calcext:value-type="float">
            <text:p>1,00</text:p>
          </table:table-cell>
          <table:table-cell table:formula="of:=[.$F$2] / [.F5]" office:value-type="float" office:value="2.38732394366197" calcext:value-type="float">
            <text:p>2,39</text:p>
          </table:table-cell>
          <table:table-cell table:formula="of:=[.D5]/[.$A5]" office:value-type="float" office:value="0.596830985915493" calcext:value-type="float">
            <text:p>0,60</text:p>
          </table:table-cell>
          <table:table-cell office:value-type="float" office:value="8.52" calcext:value-type="float">
            <text:p>8,52</text:p>
          </table:table-cell>
          <table:table-cell table:style-name="ce1" table:formula="of:=[.$F$2] / [.I5]" office:value-type="float" office:value="2.60769230769231" calcext:value-type="float">
            <text:p>2,61</text:p>
          </table:table-cell>
          <table:table-cell table:style-name="ce1" table:formula="of:=[.G5]/[.$A5]" office:value-type="float" office:value="0.651923076923077" calcext:value-type="float">
            <text:p>0,6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0</text:p>
          </table:table-cell>
          <table:table-cell table:formula="of:=[.B6]/[.$A6]" office:value-type="float" office:value="1" calcext:value-type="float">
            <text:p>1,00</text:p>
          </table:table-cell>
          <table:table-cell table:formula="of:=[.$F$2] / [.F6]" office:value-type="float" office:value="1.84406165004533" calcext:value-type="float">
            <text:p>1,84</text:p>
          </table:table-cell>
          <table:table-cell table:formula="of:=[.D6]/[.$A6]" office:value-type="float" office:value="0.368812330009066" calcext:value-type="float">
            <text:p>0,37</text:p>
          </table:table-cell>
          <table:table-cell office:value-type="float" office:value="11.03" calcext:value-type="float">
            <text:p>11,03</text:p>
          </table:table-cell>
          <table:table-cell table:style-name="ce1" table:formula="of:=[.$F$2] / [.I6]" office:value-type="float" office:value="2.74864864864865" calcext:value-type="float">
            <text:p>2,75</text:p>
          </table:table-cell>
          <table:table-cell table:style-name="ce1" table:formula="of:=[.G6]/[.$A6]" office:value-type="float" office:value="0.54972972972973" calcext:value-type="float">
            <text:p>0,55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</text:p>
          </table:table-cell>
          <table:table-cell table:formula="of:=[.B7]/[.$A7]" office:value-type="float" office:value="1" calcext:value-type="float">
            <text:p>1,00</text:p>
          </table:table-cell>
          <table:table-cell table:formula="of:=[.$F$2] / [.F7]" office:value-type="float" office:value="2.43301435406699" calcext:value-type="float">
            <text:p>2,43</text:p>
          </table:table-cell>
          <table:table-cell table:formula="of:=[.D7]/[.$A7]" office:value-type="float" office:value="0.405502392344498" calcext:value-type="float">
            <text:p>0,41</text:p>
          </table:table-cell>
          <table:table-cell office:value-type="float" office:value="8.36" calcext:value-type="float">
            <text:p>8,36</text:p>
          </table:table-cell>
          <table:table-cell table:style-name="ce1" table:formula="of:=[.$F$2] / [.I7]" office:value-type="float" office:value="2.825" calcext:value-type="float">
            <text:p>2,82</text:p>
          </table:table-cell>
          <table:table-cell table:style-name="ce1" table:formula="of:=[.G7]/[.$A7]" office:value-type="float" office:value="0.470833333333333" calcext:value-type="float">
            <text:p>0,47</text:p>
          </table:table-cell>
          <table:table-cell office:value-type="float" office:value="7.2" calcext:value-type="float">
            <text:p>7,2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9:16:38.612000000</dc:date>
    <meta:editing-duration>PT5H1M58S</meta:editing-duration>
    <meta:editing-cycles>8</meta:editing-cycles>
    <meta:generator>LibreOffice/7.4.1.2$Windows_X86_64 LibreOffice_project/3c58a8f3a960df8bc8fd77b461821e42c061c5f0</meta:generator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0.588cm" svg:y="3.705cm" style:legend-expansion="high" chart:style-name="ch2"/>
        <chart:plot-area chart:style-name="ch3" table:cell-range-address="Лист1.A2:Лист1.A7 Лист1.C1:Лист1.C7 Лист1.E1:Лист1.E7 Лист1.H1:Лист1.H7" chart:data-source-has-labels="row" svg:x="0.319cm" svg:y="0.18cm" svg:width="9.95cm" svg:height="8.645cm">
          <chart:coordinate-region svg:x="1.231cm" svg:y="0.38cm" svg:width="8.944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2:Лист1.C7" chart:label-cell-address="Лист1.C1:Лист1.C1" chart:class="chart:scatter">
            <chart:domain table:cell-range-address="Лист1.A2:Лист1.A7"/>
            <chart:data-point chart:repeated="6"/>
          </chart:series>
          <chart:series chart:style-name="ch8" chart:values-cell-range-address="Лист1.E2:Лист1.E7" chart:label-cell-address="Лист1.E1:Лист1.E1" chart:class="chart:scatter">
            <chart:data-point chart:repeated="6"/>
          </chart:series>
          <chart:series chart:style-name="ch9" chart:values-cell-range-address="Лист1.H2:Лист1.H7" chart:label-cell-address="Лист1.H1:Лист1.H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ффективность теор.</text:p>
                <draw:g>
                  <svg:desc>Лист1.C1:Лист1.C1</svg:desc>
                </draw:g>
              </table:table-cell>
              <table:table-cell office:value-type="string">
                <text:p>Эффективность OpenMP</text:p>
                <draw:g>
                  <svg:desc>Лист1.E1:Лист1.E1</svg:desc>
                </draw:g>
              </table:table-cell>
              <table:table-cell office:value-type="string">
                <text:p>Эффективность MPI</text:p>
                <draw:g>
                  <svg:desc>Лист1.H1:Лист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7</svg:desc>
                </draw:g>
              </table:table-cell>
              <table:table-cell office:value-type="float" office:value="1">
                <text:p>1</text:p>
                <draw:g>
                  <svg:desc>Лист1.C2:Лист1.C7</svg:desc>
                </draw:g>
              </table:table-cell>
              <table:table-cell office:value-type="float" office:value="1">
                <text:p>1</text:p>
                <draw:g>
                  <svg:desc>Лист1.E2:Лист1.E7</svg:desc>
                </draw:g>
              </table:table-cell>
              <table:table-cell office:value-type="float" office:value="1">
                <text:p>1</text:p>
                <draw:g>
                  <svg:desc>Лист1.H2:Лист1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2242225859247">
                <text:p>0.832242225859247</text:p>
              </table:table-cell>
              <table:table-cell office:value-type="float" office:value="0.657401422107305">
                <text:p>0.657401422107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98969072164949">
                <text:p>0.698969072164949</text:p>
              </table:table-cell>
              <table:table-cell office:value-type="float" office:value="0.761797752808989">
                <text:p>0.761797752808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96830985915493">
                <text:p>0.596830985915493</text:p>
              </table:table-cell>
              <table:table-cell office:value-type="float" office:value="0.651923076923077">
                <text:p>0.65192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368812330009066">
                <text:p>0.368812330009066</text:p>
              </table:table-cell>
              <table:table-cell office:value-type="float" office:value="0.54972972972973">
                <text:p>0.54972972972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405502392344498">
                <text:p>0.405502392344498</text:p>
              </table:table-cell>
              <table:table-cell office:value-type="float" office:value="0.470833333333333">
                <text:p>0.4708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column-mapping="1 3 2" chart:style-name="ch1">
        <chart:legend chart:legend-position="end" svg:x="11.541cm" svg:y="3.705cm" style:legend-expansion="high" chart:style-name="ch2"/>
        <chart:plot-area chart:style-name="ch3" table:cell-range-address="Лист1.A2:Лист1.B7 Лист1.B1:Лист1.B1 Лист1.G1:Лист1.G7 Лист1.D1:Лист1.D7" chart:data-source-has-labels="row" svg:x="0.32cm" svg:y="0.18cm" svg:width="10.901cm" svg:height="8.645cm">
          <chart:coordinate-region svg:x="1.232cm" svg:y="0.38cm" svg:width="9.89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7" chart:label-cell-address="Лист1.B1:Лист1.B1" chart:class="chart:scatter">
            <chart:domain table:cell-range-address="Лист1.A2:Лист1.A7"/>
            <chart:data-point chart:repeated="6"/>
          </chart:series>
          <chart:series chart:style-name="ch8" chart:values-cell-range-address="Лист1.G2:Лист1.G7" chart:label-cell-address="Лист1.G1:Лист1.G1" chart:class="chart:scatter">
            <chart:data-point chart:repeated="6"/>
          </chart:series>
          <chart:series chart:style-name="ch9" chart:values-cell-range-address="Лист1.D2:Лист1.D7" chart:label-cell-address="Лист1.D1:Лист1.D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Ускорение теор.</text:p>
                <draw:g>
                  <svg:desc>Лист1.B1:Лист1.B1</svg:desc>
                </draw:g>
              </table:table-cell>
              <table:table-cell office:value-type="string">
                <text:p>Ускорение MPI</text:p>
                <draw:g>
                  <svg:desc>Лист1.G1:Лист1.G1</svg:desc>
                </draw:g>
              </table:table-cell>
              <table:table-cell office:value-type="string">
                <text:p>Ускорение OpenMP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7</svg:desc>
                </draw:g>
              </table:table-cell>
              <table:table-cell office:value-type="float" office:value="1">
                <text:p>1</text:p>
                <draw:g>
                  <svg:desc>Лист1.B2:Лист1.B7</svg:desc>
                </draw:g>
              </table:table-cell>
              <table:table-cell office:value-type="float" office:value="0.958078191238813">
                <text:p>0.958078191238813</text:p>
                <draw:g>
                  <svg:desc>Лист1.G2:Лист1.G7</svg:desc>
                </draw:g>
              </table:table-cell>
              <table:table-cell office:value-type="float" office:value="1">
                <text:p>1</text:p>
                <draw:g>
                  <svg:desc>Лист1.D2:Лист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1480284421461">
                <text:p>1.31480284421461</text:p>
              </table:table-cell>
              <table:table-cell office:value-type="float" office:value="1.66448445171849">
                <text:p>1.66448445171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8539325842697">
                <text:p>2.28539325842697</text:p>
              </table:table-cell>
              <table:table-cell office:value-type="float" office:value="2.09690721649485">
                <text:p>2.09690721649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0769230769231">
                <text:p>2.60769230769231</text:p>
              </table:table-cell>
              <table:table-cell office:value-type="float" office:value="2.38732394366197">
                <text:p>2.38732394366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4864864864865">
                <text:p>2.74864864864865</text:p>
              </table:table-cell>
              <table:table-cell office:value-type="float" office:value="1.84406165004533">
                <text:p>1.84406165004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825">
                <text:p>2.825</text:p>
              </table:table-cell>
              <table:table-cell office:value-type="float" office:value="2.43301435406699">
                <text:p>2.43301435406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0.92cm" svg:y="3.954cm" style:legend-expansion="high" chart:style-name="ch2"/>
        <chart:plot-area chart:style-name="ch3" table:cell-range-address="Лист1.A2:Лист1.A7 Лист1.F1:Лист1.F7 Лист1.I1:Лист1.I7" chart:data-source-has-labels="row" svg:x="0.319cm" svg:y="0.18cm" svg:width="10.282cm" svg:height="8.645cm">
          <chart:coordinate-region svg:x="0.94cm" svg:y="0.38cm" svg:width="9.56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F2:Лист1.F7" chart:label-cell-address="Лист1.F1:Лист1.F1" chart:class="chart:scatter">
            <chart:domain table:cell-range-address="Лист1.A2:Лист1.A7"/>
            <chart:data-point chart:repeated="6"/>
          </chart:series>
          <chart:series chart:style-name="ch8" chart:values-cell-range-address="Лист1.I2:Лист1.I7" chart:label-cell-address="Лист1.I1:Лист1.I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ремя работы OpenMP</text:p>
                <draw:g>
                  <svg:desc>Лист1.F1:Лист1.F1</svg:desc>
                </draw:g>
              </table:table-cell>
              <table:table-cell office:value-type="string">
                <text:p>Время работы MPI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7</svg:desc>
                </draw:g>
              </table:table-cell>
              <table:table-cell office:value-type="float" office:value="20.34">
                <text:p>20.34</text:p>
                <draw:g>
                  <svg:desc>Лист1.F2:Лист1.F7</svg:desc>
                </draw:g>
              </table:table-cell>
              <table:table-cell office:value-type="float" office:value="21.23">
                <text:p>21.23</text:p>
                <draw:g>
                  <svg:desc>Лист1.I2:Лист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22">
                <text:p>12.22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7">
                <text:p>9.7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52">
                <text:p>8.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03">
                <text:p>11.0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36">
                <text:p>8.36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